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ambria" svg:font-family="Cambria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16.999cm" table:align="margins"/>
    </style:style>
    <style:style style:name="Táblázat1.A" style:family="table-column">
      <style:table-column-properties style:column-width="3.399cm" style:rel-column-width="1927*"/>
    </style:style>
    <style:style style:name="Táblázat1.E" style:family="table-column">
      <style:table-column-properties style:column-width="3.403cm" style:rel-column-width="1929*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E1" style:family="table-cell">
      <style:table-cell-properties fo:padding="0.097cm" fo:border="0.002cm solid #000000"/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B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Táblázat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.C4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áblázat1.D4" style:family="table-cell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Preformatted_20_Text">
      <style:paragraph-properties fo:margin-left="0cm" fo:margin-right="0cm" fo:margin-top="0cm" fo:margin-bottom="0cm" fo:line-height="130%" fo:text-indent="0cm" style:auto-text-indent="false" fo:background-color="#eff0f1" fo:padding="0cm" fo:border="none">
        <style:background-image/>
      </style:paragraph-properties>
    </style:style>
    <style:style style:name="P2" style:family="paragraph" style:parent-style-name="Preformatted_20_Text">
      <style:paragraph-properties fo:margin-top="0cm" fo:margin-bottom="0cm" fo:line-height="130%" fo:background-color="#eff0f1" fo:padding="0cm" fo:border="none">
        <style:background-image/>
      </style:paragraph-properties>
    </style:style>
    <style:style style:name="P3" style:family="paragraph" style:parent-style-name="Text_20_body">
      <style:paragraph-properties fo:margin-left="0cm" fo:margin-right="0cm" fo:margin-top="0cm" fo:margin-bottom="0cm" fo:line-height="130%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color="#6a737c" style:font-name="inherit" fo:font-size="9.75pt"/>
    </style:style>
    <style:style style:name="T1" style:family="text">
      <style:text-properties style:font-name="Consolas" fo:font-size="9.75pt" fo:background-color="#eff0f1"/>
    </style:style>
    <style:style style:name="T2" style:family="text">
      <style:text-properties style:font-name="inherit" fo:font-size="11.25pt"/>
    </style:style>
    <style:style style:name="T3" style:family="text">
      <style:text-properties fo:color="#2b91af" style:font-name="inherit" fo:font-size="9.75pt" fo:background-color="#eff0f1"/>
    </style:style>
    <style:style style:name="T4" style:family="text">
      <style:text-properties fo:color="#303336" style:font-name="Consolas" fo:font-size="9.75pt" fo:background-color="#eff0f1"/>
    </style:style>
    <style:style style:name="T5" style:family="text">
      <style:text-properties fo:color="#303336" style:font-name="inherit" fo:font-size="9.75pt" fo:background-color="#eff0f1"/>
    </style:style>
    <style:style style:name="T6" style:family="text">
      <style:text-properties fo:color="#101094" style:font-name="inherit" fo:font-size="9.75pt" fo:background-color="#eff0f1"/>
    </style:style>
    <style:style style:name="T7" style:family="text">
      <style:text-properties fo:color="#7d2727" style:font-name="inherit" fo:font-size="9.75pt" fo:background-color="#eff0f1"/>
    </style:style>
    <style:style style:name="T8" style:family="text">
      <style:text-properties fo:font-variant="normal" fo:text-transform="none" fo:color="#848d95" style:text-line-through-style="none" style:font-name="inherit" fo:font-size="9.7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077cc" style:text-line-through-style="none" style:font-name="inherit" fo:font-size="9pt" fo:letter-spacing="normal" fo:font-style="normal" style:text-underline-style="none" fo:font-weight="normal" style:text-blinking="fals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JSLLE</text:p>
      <text:h text:style-name="Heading_20_1" text:outline-level="1">Ez+Az</text:h>
      <text:h text:style-name="Heading_20_1" text:outline-level="1">Témák</text:h>
      <text:h text:style-name="Heading_20_2" text:outline-level="2">t1 – ablak nyitás, mozgatás, átméretezés, zárás</text:h>
      <text:h text:style-name="Heading_20_3" text:outline-level="3">window.close</text:h>
      <text:p text:style-name="Text_20_body">HA (1) egy szülő ablakma kiadunk egy .close‑t a gyerekablakára, AKKOR a gyerekablak bezáródik.</text:p>
      <text:p text:style-name="Text_20_body">Ha (2) több gyökér ablak van byitva ÉS az egyik gyökér ablakban kiadunk egy .close‑t önmagára, AKKOR az ablak bezáródik az őt „tartó” füllel együtt.</text:p>
      <text:p text:style-name="Text_20_body">Ha (3) egy gyökér ablak van nyitva ÉS <text:s/>kiadunk egy .close‑t önmagára, AKKOR böngészőtől és beállítástól függően bezáródik a böngésző vagy nem történik semmi.</text:p>
      <table:table table:name="Táblázat1" table:style-name="Táblázat1">
        <table:table-column table:style-name="Táblázat1.A" table:number-columns-repeated="4"/>
        <table:table-column table:style-name="Táblázat1.E"/>
        <table:table-row>
          <table:table-cell table:style-name="Táblázat1.A1" office:value-type="string">
            <text:p text:style-name="Table_20_Contents"/>
          </table:table-cell>
          <table:table-cell table:style-name="Táblázat1.A1" office:value-type="string">
            <text:p text:style-name="Table_20_Contents">AVAST Secure Browser</text:p>
          </table:table-cell>
          <table:table-cell table:style-name="Táblázat1.A1" office:value-type="string">
            <text:p text:style-name="Table_20_Contents">Microsoft Edge</text:p>
          </table:table-cell>
          <table:table-cell table:style-name="Táblázat1.A1" office:value-type="string">
            <text:p text:style-name="Table_20_Contents">Firefox</text:p>
          </table:table-cell>
          <table:table-cell table:style-name="Táblázat1.E1" office:value-type="string">
            <text:p text:style-name="Table_20_Contents"/>
          </table:table-cell>
        </table:table-row>
        <table:table-row>
          <table:table-cell table:style-name="Táblázat1.A2" office:value-type="string">
            <text:p text:style-name="Table_20_Contents">1.</text:p>
          </table:table-cell>
          <table:table-cell table:style-name="Táblázat1.B2" office:value-type="string">
            <text:p text:style-name="Table_20_Contents">bezáródik</text:p>
          </table:table-cell>
          <table:table-cell table:style-name="Táblázat1.B2" office:value-type="string">
            <text:p text:style-name="Table_20_Contents">bezáródik</text:p>
          </table:table-cell>
          <table:table-cell table:style-name="Táblázat1.B2" office:value-type="string">
            <text:p text:style-name="Table_20_Contents">bezáródik</text:p>
          </table:table-cell>
          <table:table-cell table:style-name="Táblázat1.E2" office:value-type="string">
            <text:p text:style-name="Table_20_Contents"/>
          </table:table-cell>
        </table:table-row>
        <table:table-row>
          <table:table-cell table:style-name="Táblázat1.A2" office:value-type="string">
            <text:p text:style-name="Table_20_Contents">2.</text:p>
          </table:table-cell>
          <table:table-cell table:style-name="Táblázat1.B2" office:value-type="string">
            <text:p text:style-name="Table_20_Contents">bezáródik</text:p>
          </table:table-cell>
          <table:table-cell table:style-name="Táblázat1.B2" office:value-type="string">
            <text:p text:style-name="Table_20_Contents">bezáródik</text:p>
          </table:table-cell>
          <table:table-cell table:style-name="Táblázat1.B2" office:value-type="string">
            <text:p text:style-name="Table_20_Contents">bezáródik</text:p>
          </table:table-cell>
          <table:table-cell table:style-name="Táblázat1.E2" office:value-type="string">
            <text:p text:style-name="Table_20_Contents"/>
          </table:table-cell>
        </table:table-row>
        <table:table-row>
          <table:table-cell table:style-name="Táblázat1.A2" office:value-type="string">
            <text:p text:style-name="Table_20_Contents">3.</text:p>
          </table:table-cell>
          <table:table-cell table:style-name="Táblázat1.B2" office:value-type="string">
            <text:p text:style-name="Table_20_Contents">bezáródik</text:p>
          </table:table-cell>
          <table:table-cell table:style-name="Táblázat1.C4" office:value-type="string">
            <text:p text:style-name="Table_20_Contents">rákérdez</text:p>
            <text:p text:style-name="Table_20_Contents">bezáródik</text:p>
          </table:table-cell>
          <table:table-cell table:style-name="Táblázat1.D4" office:value-type="string">
            <text:p text:style-name="Table_20_Contents">NEM záródik be.</text:p>
          </table:table-cell>
          <table:table-cell table:style-name="Táblázat1.E2" office:value-type="string">
            <text:p text:style-name="Table_20_Contents"/>
          </table:table-cell>
        </table:table-row>
      </table:table>
      <text:h text:style-name="Heading_20_3" text:outline-level="3">Null, Undefined, NaN...</text:h>
      <text:p text:style-name="Preformatted_20_Text"><text:span text:style-name="Source_20_Text"><text:span text:style-name="T3">Null</text:span></text:span><text:span text:style-name="Source_20_Text"><text:span text:style-name="T4"> </text:span></text:span><text:span text:style-name="Source_20_Text"><text:span text:style-name="T3">Test</text:span></text:span><text:span text:style-name="Source_20_Text"><text:span text:style-name="T5">:</text:span></text:span></text:p>
      <text:p text:style-name="P2"/>
      <text:p text:style-name="P1"><text:span text:style-name="Source_20_Text"><text:span text:style-name="T6">if</text:span></text:span><text:span text:style-name="Source_20_Text"><text:span text:style-name="T5">(variable ===</text:span></text:span><text:span text:style-name="Source_20_Text"><text:span text:style-name="T4"> </text:span></text:span><text:span text:style-name="Source_20_Text"><text:span text:style-name="T6">null</text:span></text:span><text:span text:style-name="Source_20_Text"><text:span text:style-name="T4"> </text:span></text:span><text:span text:style-name="Source_20_Text"><text:span text:style-name="T5">&amp;&amp;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==</text:span></text:span><text:span text:style-name="Source_20_Text"><text:span text:style-name="T4"> </text:span></text:span><text:span text:style-name="Source_20_Text"><text:span text:style-name="T7">"object"</text:span></text:span><text:span text:style-name="Source_20_Text"><text:span text:style-name="T5">)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7">""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string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null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tru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object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undefined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undefined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false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boolean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7">0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5">number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NaN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5">number</text:span></text:span></text:p>
      <text:p text:style-name="P2"/>
      <text:p text:style-name="P2"/>
      <text:p text:style-name="P2"/>
      <text:p text:style-name="P1"><text:span text:style-name="Source_20_Text"><text:span text:style-name="T3">Empty</text:span></text:span><text:span text:style-name="Source_20_Text"><text:span text:style-name="T4"> </text:span></text:span><text:span text:style-name="Source_20_Text"><text:span text:style-name="T3">String</text:span></text:span><text:span text:style-name="Source_20_Text"><text:span text:style-name="T4"> </text:span></text:span><text:span text:style-name="Source_20_Text"><text:span text:style-name="T3">Test</text:span></text:span><text:span text:style-name="Source_20_Text"><text:span text:style-name="T5">:</text:span></text:span></text:p>
      <text:p text:style-name="P2"/>
      <text:p text:style-name="P1"><text:span text:style-name="Source_20_Text"><text:span text:style-name="T6">if</text:span></text:span><text:span text:style-name="Source_20_Text"><text:span text:style-name="T5">(variable ===</text:span></text:span><text:span text:style-name="Source_20_Text"><text:span text:style-name="T4"> </text:span></text:span><text:span text:style-name="Source_20_Text"><text:span text:style-name="T7">""</text:span></text:span><text:span text:style-name="Source_20_Text"><text:span text:style-name="T4"> </text:span></text:span><text:span text:style-name="Source_20_Text"><text:span text:style-name="T5">&amp;&amp;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==</text:span></text:span><text:span text:style-name="Source_20_Text"><text:span text:style-name="T4"> </text:span></text:span><text:span text:style-name="Source_20_Text"><text:span text:style-name="T7">"string"</text:span></text:span><text:span text:style-name="Source_20_Text"><text:span text:style-name="T5">)</text:span></text:span></text:p>
      <text:p text:style-name="P2"><text:soft-page-break/></text:p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7">""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tru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string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null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object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undefined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undefined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false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boolean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7">0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5">number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NaN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5">number</text:span></text:span></text:p>
      <text:p text:style-name="P2"/>
      <text:p text:style-name="P2"/>
      <text:p text:style-name="P2"/>
      <text:p text:style-name="P2"/>
      <text:p text:style-name="P1"><text:span text:style-name="Source_20_Text"><text:span text:style-name="T3">Undefined</text:span></text:span><text:span text:style-name="Source_20_Text"><text:span text:style-name="T4"> </text:span></text:span><text:span text:style-name="Source_20_Text"><text:span text:style-name="T3">Test</text:span></text:span><text:span text:style-name="Source_20_Text"><text:span text:style-name="T5">:</text:span></text:span></text:p>
      <text:p text:style-name="P2"/>
      <text:p text:style-name="P1"><text:span text:style-name="Source_20_Text"><text:span text:style-name="T6">if</text:span></text:span><text:span text:style-name="Source_20_Text"><text:span text:style-name="T5">(variable ===</text:span></text:span><text:span text:style-name="Source_20_Text"><text:span text:style-name="T4"> </text:span></text:span><text:span text:style-name="Source_20_Text"><text:span text:style-name="T6">undefined</text:span></text:span><text:span text:style-name="Source_20_Text"><text:span text:style-name="T4"> </text:span></text:span><text:span text:style-name="Source_20_Text"><text:span text:style-name="T5">&amp;&amp;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==</text:span></text:span><text:span text:style-name="Source_20_Text"><text:span text:style-name="T4"> </text:span></text:span><text:span text:style-name="Source_20_Text"><text:span text:style-name="T7">"undefined"</text:span></text:span><text:span text:style-name="Source_20_Text"><text:span text:style-name="T5">)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7">""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string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null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object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undefined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tru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undefined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false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boolean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7">0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5">number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NaN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5">number</text:span></text:span></text:p>
      <text:p text:style-name="P2"/>
      <text:p text:style-name="P2"/>
      <text:p text:style-name="P2"/>
      <text:p text:style-name="P1"><text:span text:style-name="Source_20_Text"><text:span text:style-name="T6">False</text:span></text:span><text:span text:style-name="Source_20_Text"><text:span text:style-name="T4"> </text:span></text:span><text:span text:style-name="Source_20_Text"><text:span text:style-name="T3">Test</text:span></text:span><text:span text:style-name="Source_20_Text"><text:span text:style-name="T5">:</text:span></text:span></text:p>
      <text:p text:style-name="P2"/>
      <text:p text:style-name="P1"><text:span text:style-name="Source_20_Text"><text:span text:style-name="T6">if</text:span></text:span><text:span text:style-name="Source_20_Text"><text:span text:style-name="T5">(variable ===</text:span></text:span><text:span text:style-name="Source_20_Text"><text:span text:style-name="T4"> </text:span></text:span><text:span text:style-name="Source_20_Text"><text:span text:style-name="T6">false</text:span></text:span><text:span text:style-name="Source_20_Text"><text:span text:style-name="T4"> </text:span></text:span><text:span text:style-name="Source_20_Text"><text:span text:style-name="T5">&amp;&amp;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==</text:span></text:span><text:span text:style-name="Source_20_Text"><text:span text:style-name="T4"> </text:span></text:span><text:span text:style-name="Source_20_Text"><text:span text:style-name="T7">"boolean"</text:span></text:span><text:span text:style-name="Source_20_Text"><text:span text:style-name="T5">)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7">""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string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null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object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undefined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undefined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false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tru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boolean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7">0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5">number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NaN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5">number</text:span></text:span></text:p>
      <text:p text:style-name="P2"><text:soft-page-break/></text:p>
      <text:p text:style-name="P2"/>
      <text:p text:style-name="P2"/>
      <text:p text:style-name="P1"><text:span text:style-name="Source_20_Text"><text:span text:style-name="T3">Zero</text:span></text:span><text:span text:style-name="Source_20_Text"><text:span text:style-name="T4"> </text:span></text:span><text:span text:style-name="Source_20_Text"><text:span text:style-name="T3">Test</text:span></text:span><text:span text:style-name="Source_20_Text"><text:span text:style-name="T5">:</text:span></text:span></text:p>
      <text:p text:style-name="P2"/>
      <text:p text:style-name="P1"><text:span text:style-name="Source_20_Text"><text:span text:style-name="T6">if</text:span></text:span><text:span text:style-name="Source_20_Text"><text:span text:style-name="T5">(variable ===</text:span></text:span><text:span text:style-name="Source_20_Text"><text:span text:style-name="T4"> </text:span></text:span><text:span text:style-name="Source_20_Text"><text:span text:style-name="T7">0</text:span></text:span><text:span text:style-name="Source_20_Text"><text:span text:style-name="T4"> </text:span></text:span><text:span text:style-name="Source_20_Text"><text:span text:style-name="T5">&amp;&amp;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==</text:span></text:span><text:span text:style-name="Source_20_Text"><text:span text:style-name="T4"> </text:span></text:span><text:span text:style-name="Source_20_Text"><text:span text:style-name="T7">"number"</text:span></text:span><text:span text:style-name="Source_20_Text"><text:span text:style-name="T5">)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7">""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string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null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object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undefined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undefined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false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boolean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7">0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tru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5">number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NaN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5">number</text:span></text:span></text:p>
      <text:p text:style-name="P2"/>
      <text:p text:style-name="P2"/>
      <text:p text:style-name="P2"/>
      <text:p text:style-name="P1"><text:span text:style-name="Source_20_Text"><text:span text:style-name="T6">NaN</text:span></text:span><text:span text:style-name="Source_20_Text"><text:span text:style-name="T4"> </text:span></text:span><text:span text:style-name="Source_20_Text"><text:span text:style-name="T3">Test</text:span></text:span><text:span text:style-name="Source_20_Text"><text:span text:style-name="T5">:</text:span></text:span></text:p>
      <text:p text:style-name="P2"/>
      <text:p text:style-name="P1"><text:span text:style-name="Source_20_Text"><text:span text:style-name="T6">if</text:span></text:span><text:span text:style-name="Source_20_Text"><text:span text:style-name="T5">(!parseFloat(variable)</text:span></text:span><text:span text:style-name="Source_20_Text"><text:span text:style-name="T4"> </text:span></text:span><text:span text:style-name="Source_20_Text"><text:span text:style-name="T5">&amp;&amp;</text:span></text:span><text:span text:style-name="Source_20_Text"><text:span text:style-name="T4"> </text:span></text:span><text:span text:style-name="Source_20_Text"><text:span text:style-name="T5">variable !=</text:span></text:span><text:span text:style-name="Source_20_Text"><text:span text:style-name="T4"> </text:span></text:span><text:span text:style-name="Source_20_Text"><text:span text:style-name="T7">0</text:span></text:span><text:span text:style-name="Source_20_Text"><text:span text:style-name="T4"> </text:span></text:span><text:span text:style-name="Source_20_Text"><text:span text:style-name="T5">&amp;&amp;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==</text:span></text:span><text:span text:style-name="Source_20_Text"><text:span text:style-name="T4"> </text:span></text:span><text:span text:style-name="Source_20_Text"><text:span text:style-name="T7">"number"</text:span></text:span><text:span text:style-name="Source_20_Text"><text:span text:style-name="T5">)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7">""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string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null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object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undefined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undefined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false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boolean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7">0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fals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5">number</text:span></text:span></text:p>
      <text:p text:style-name="P2"/>
      <text:p text:style-name="P1"><text:span text:style-name="Source_20_Text"><text:span text:style-name="T5">-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6">NaN</text:span></text:span><text:span text:style-name="Source_20_Text"><text:span text:style-name="T5">;</text:span></text:span><text:span text:style-name="Source_20_Text"><text:span text:style-name="T4"> </text:span></text:span><text:span text:style-name="Source_20_Text"><text:span text:style-name="T5">(</text:span></text:span><text:span text:style-name="Source_20_Text"><text:span text:style-name="T6">true</text:span></text:span><text:span text:style-name="Source_20_Text"><text:span text:style-name="T5">)</text:span></text:span><text:span text:style-name="Source_20_Text"><text:span text:style-name="T4"> </text:span></text:span><text:span text:style-name="Source_20_Text"><text:span text:style-name="T6">typeof</text:span></text:span><text:span text:style-name="Source_20_Text"><text:span text:style-name="T4"> </text:span></text:span><text:span text:style-name="Source_20_Text"><text:span text:style-name="T5">variable =</text:span></text:span><text:span text:style-name="Source_20_Text"><text:span text:style-name="T4"> </text:span></text:span><text:span text:style-name="Source_20_Text"><text:span text:style-name="T5">number</text:span></text:span></text:p>
      <text:p text:style-name="P3"><text:span text:style-name="T2">As you can see, it's a little more difficult to test against </text:span><text:span text:style-name="Source_20_Text"><text:span text:style-name="T1">NaN</text:span></text:span><text:span text:style-name="T2">;</text:span></text:p>
      <text:p text:style-name="P4"><text:bookmark text:name="link-post-27550756"/><text:a xlink:type="simple" xlink:href="https://stackoverflow.com/a/27550756" text:style-name="Internet_20_link" text:visited-style-name="Visited_20_Internet_20_Link">share</text:a><text:a xlink:type="simple" xlink:href="https://stackoverflow.com/posts/27550756/edit" text:style-name="Internet_20_link" text:visited-style-name="Visited_20_Internet_20_Link">improve this answer</text:a></text:p>
      <text:p text:style-name="P4"><text:a xlink:type="simple" xlink:href="https://stackoverflow.com/posts/27550756/revisions" text:style-name="Internet_20_link" text:visited-style-name="Visited_20_Internet_20_Link"><text:span text:style-name="T9">edited Jun 21 '17 at 15:32</text:span></text:a></text:p>
      <text:p text:style-name="P5"><draw:frame draw:style-name="fr1" draw:name="Keret1" text:anchor-type="paragraph" svg:width="0.847cm" draw:z-index="0"><draw:text-box fo:min-height="0.847cm"><text:p text:style-name="Text_20_body"/></draw:text-box></draw:frame></text:p>
      <text:p text:style-name="Text_20_body"/>
      <text:p text:style-name="Text_20_body"/>
      <text:p text:style-name="Text_20_body">//Vé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ambria" svg:font-family="Cambria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9M3S</meta:editing-duration>
    <meta:editing-cycles>6</meta:editing-cycles>
    <meta:generator>OpenOffice/4.1.5$Win32 OpenOffice.org_project/415m1$Build-9789</meta:generator>
    <dc:date>2018-06-03T22:45:46.30</dc:date>
    <dc:creator>István Závorszky</dc:creator>
    <meta:document-statistic meta:table-count="1" meta:image-count="0" meta:object-count="0" meta:page-count="3" meta:paragraph-count="77" meta:word-count="508" meta:character-count="3030"/>
    <meta:user-defined meta:name="Info 1"/>
    <meta:user-defined meta:name="Info 2"/>
    <meta:user-defined meta:name="Info 3"/>
    <meta:user-defined meta:name="Info 4"/>
  </office:meta>
</office:document-meta>
</file>